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f66" officeooo:paragraph-rsid="00199f66"/>
    </style:style>
    <style:style style:name="P2" style:family="paragraph" style:parent-style-name="Standard">
      <style:text-properties officeooo:rsid="00199f66" officeooo:paragraph-rsid="001ca907"/>
    </style:style>
    <style:style style:name="P3" style:family="paragraph" style:parent-style-name="Standard">
      <style:text-properties officeooo:rsid="00199f66" officeooo:paragraph-rsid="00212899"/>
    </style:style>
    <style:style style:name="P4" style:family="paragraph" style:parent-style-name="Standard">
      <style:text-properties fo:color="#d8003f" officeooo:rsid="00199f66" officeooo:paragraph-rsid="00199f66"/>
    </style:style>
    <style:style style:name="P5" style:family="paragraph" style:parent-style-name="Standard">
      <style:text-properties fo:color="#d8003f" officeooo:rsid="001b1e9f" officeooo:paragraph-rsid="001b1e9f"/>
    </style:style>
    <style:style style:name="P6" style:family="paragraph" style:parent-style-name="Standard">
      <style:text-properties fo:color="#d8003f" officeooo:rsid="001ca907" officeooo:paragraph-rsid="001ca907"/>
    </style:style>
    <style:style style:name="P7" style:family="paragraph" style:parent-style-name="Standard">
      <style:text-properties fo:font-weight="bold" officeooo:rsid="00199f66" officeooo:paragraph-rsid="00199f66" style:font-weight-asian="bold" style:font-weight-complex="bold"/>
    </style:style>
    <style:style style:name="T1" style:family="text">
      <style:text-properties officeooo:rsid="001b1e9f"/>
    </style:style>
    <style:style style:name="T2" style:family="text">
      <style:text-properties officeooo:rsid="001e5f1b"/>
    </style:style>
    <style:style style:name="T3" style:family="text">
      <style:text-properties officeooo:rsid="001fac0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5c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Comments</text:p>
      <text:p text:style-name="P1"/>
      <text:p text:style-name="P1">Although we mentioned clearly that the text is often too long and verbose, many parts</text:p>
      <text:p text:style-name="P1">Are still left unchanged. For this reason we took the time to suggest which sentences might be</text:p>
      <text:p text:style-name="P1">deleted, since they are unnecessary. Please try to modify the text accordingly.</text:p>
      <text:p text:style-name="P1"/>
      <text:p text:style-name="P4"><text:span text:style-name="T2">I apologize that I did not remove everything you deem necessary. <text:s/></text:span>Looking at your first <text:span text:style-name="T2">round of</text:span> comments, I <text:span text:style-name="T2">believe I </text:span>removed <text:span text:style-name="T2">and/or shortened everything that was mentioned.</text:span> <text:span text:style-name="T3">I will try to anticipate better what will need to be removed.</text:span></text:p>
      <text:p text:style-name="P1"/>
      <text:p text:style-name="P1">The main still existing problem of this paper is the dependence of results on how residual</text:p>
      <text:p text:style-name="P1">correlations are accounted for. In this version of the draft, it is postulated that only deposits with</text:p>
      <text:p text:style-name="P1">c * tau less than 10 fm are taken into account. Authors should explain why this criterion is</text:p>
      <text:p text:style-name="P1">correct. Otherwise, I expect questions to this point during next rounds of discussion of the</text:p>
      <text:p text:style-name="P1">paper.</text:p>
      <text:p text:style-name="P1"/>
      <text:p text:style-name="P1">Concerning your answers to our comments here some remarks:</text:p>
      <text:p text:style-name="P1"/>
      <text:p text:style-name="P1"><text:span text:style-name="T4">General remark about the fit:</text:span> Why do you fit the part-part and antipart-antipar correlations</text:p>
      <text:p text:style-name="P1">separately? The interaction should be the same and you would gain in statistics if you fit the sum.</text:p>
      <text:p text:style-name="P1"/>
      <text:p text:style-name="P4">The particle pair and it’s conjugate of course have the same interaction, and therefore share the same scattering parameters. <text:s/>I explicitly stated this at the beginning of the first version, but was instructed to remove the sentence. <text:s/>I believe the correct method is not to sum to two, but to fit separately with shared parameters. <text:s/>I do not see any advantage in summing the contributions other than prettier looking plots. <text:s/><text:span text:style-name="T1">I do not believe this is the typical procedure either. <text:s/>With this procedure, we would be decreasing the statistical error bars by a factor of 1/sqrt(2), while losing a factor 2 of the data points, so it seems like a disadvantage to me. <text:s/>I assume you also are suggesting averaging the ++ and – field configurations?</text:span></text:p>
      <text:p text:style-name="P1"/>
      <text:p text:style-name="P1"><text:span text:style-name="T4">General remark about the residuals method:</text:span> it is fine to show only the 3 residuals method</text:p>
      <text:p text:style-name="P1">but you should verify the systematics you obtain on the scattering parameters if you vary the cut</text:p>
      <text:p text:style-name="P1">off from 10 fm to 7-8 or 11-12, since this number is not fixed.</text:p>
      <text:p text:style-name="P1">You consider K* and Sigma* decays to contribute completely to the primary but infact it is not</text:p>
      <text:p text:style-name="P1">very clear when femto stop to ‘act’. After 5 6 7 fm?</text:p>
      <text:p text:style-name="P1">This is why we absolutely need this systematic variation.</text:p>
      <text:p text:style-name="P1"/>
      <text:p text:style-name="P1"><text:span text:style-name="T4">lambdaFIT:</text:span> the motivation for the variation of the Lambdafit linked to the non Gaussian</text:p>
      <text:p text:style-name="P1">source is really confusing. This parameter does not account at all for non Gaussian shape or for</text:p>
      <text:p text:style-name="P1">the outward elongation of the source. Either you test a different source shape, which although is</text:p>
      <text:p text:style-name="P1">complicated in the Lednicky model or the variation of the parameter is completely arbitrary.</text:p>
      <text:p text:style-name="P1">Also because a real systematic variation would be to vary the single contribution of the</text:p>
      <text:p text:style-name="P1">secondaries by keeping the sum of the secondary constant and by fitting the lambda_fit</text:p>
      <text:p text:style-name="P1">parameter you modify the primary to secondary ratio but not the single contribution of the</text:p>
      <text:p text:style-name="P1">secondaries. The variation of the secondary to primary ratio could also be a systematic check (</text:p>
      <text:p text:style-name="P1">variation of 10% maybe) but the fit of lambda_fit does not make much sense to my opinion.</text:p>
      <text:p text:style-name="P1">On the other hand you demonstrate in the analysis note that the results do not change even if</text:p>
      <text:p text:style-name="P1">you keep it constant to 1.</text:p>
      <text:p text:style-name="P1">I would suggest to reformulate the variation in the text more as a systematic variation.</text:p>
      <text:p text:style-name="P1"/>
      <text:p text:style-name="P5"><text:soft-page-break/>I do not believe the text states that the motivation for LambdaFit is the non-Gaussian nature of the outward asymmetry in the source.</text:p>
      <text:p text:style-name="P1"/>
      <text:p text:style-name="P1"><text:span text:style-name="T4">LK0s background :</text:span> Why should only the LK0s background fail? It looks like there is a bias due</text:p>
      <text:p text:style-name="P1">to the selection cuts and it is very suspicious that the Therminator shape has the same shape as</text:p>
      <text:p text:style-name="P1">the data. Is it possible that also the signal suffers from this BIAS?</text:p>
      <text:p text:style-name="P1">How does the LK0s system respond to the Stavinskiy method? In the AN fig 15 it looks like that</text:p>
      <text:p text:style-name="P1">the correlation can be flattened out. What happened if you sum part-part and antipart-antipart</text:p>
      <text:p text:style-name="P1">and you fit this correlation function ? Do you get the same scattering parameters.</text:p>
      <text:p text:style-name="P1">In general we need more statistics for the THERMINATOR2 backgorund maybe. Would this be</text:p>
      <text:p text:style-name="P2">possible?</text:p>
      <text:p text:style-name="P2"/>
      <text:p text:style-name="P6">The THERMINATOR 2 simulation does not match the LK0s system, I do not have an explanation for why it should not, but it does not. <text:s/>I think this is clear from the new version of the THERMINATOR 2 background plots compared to the data. <text:s/>The cuts used in the simulation match those used with the data, so an bias exists in both.</text:p>
      <text:p text:style-name="P6"/>
      <text:p text:style-name="P6">The Stavinskiy method does not do as well with the LK0s system, as shown in the analysis note.</text:p>
      <text:p text:style-name="P6"/>
      <text:p text:style-name="P6">Again, I do not believe summing the two is the correct method. <text:s/>Forming the sum is throwing away data, so I do not see how this is the best method.</text:p>
      <text:p text:style-name="P6"/>
      <text:p text:style-name="P6">I have exhausted the statistics with THERMINATOR 2. <text:s text:c="2"/>I spent weeks generating more events on all of my computers, and I also ran over all of the events that Adam Kisiel has stored. <text:s/>Generating significantly better statistics will push this publication back months.</text:p>
      <text:p text:style-name="P2"/>
      <text:p text:style-name="P2"><text:span text:style-name="T4">Source Discussion:</text:span> the paragraph at the end of section 4, where the explanation of the radii on</text:p>
      <text:p text:style-name="P1">the mT scaling plot is put forward, leads to qualitative explanations. The text is too long and</text:p>
      <text:p text:style-name="P1">should be shortened but any chance you can include numbers that show that the difference seen</text:p>
      <text:p text:style-name="P1">in Figure 7 really comes from the two different sourcese?</text:p>
      <text:p text:style-name="P1">Some more quantitative statement would be nice if possible.</text:p>
      <text:p text:style-name="P1"/>
      <text:p text:style-name="P7">Abstract:</text:p>
      <text:p text:style-name="P7"/>
      <text:p text:style-name="P1">It is too long, we suggest to get rid of some text:</text:p>
      <text:p text:style-name="P1"/>
      <text:p text:style-name="P1">L10: ‚ characterization the pair emission’ -&gt; ‘characterization of the pair emission’</text:p>
      <text:p text:style-name="P1"/>
      <text:p text:style-name="P1">L12 : ‚ The fit assumes a common radius and lFit parameter for each centrality bin, shared</text:p>
      <text:p text:style-name="P1">across all L K pair systems’ -&gt; delete</text:p>
      <text:p text:style-name="P1"/>
      <text:p text:style-name="P1">L 17-18 ‘In the experimental data, a striking difference is observed in pairs with low relative</text:p>
      <text:p text:style-name="P1">momenta</text:p>
      <text:p text:style-name="P1">(k_ .100 MeV) between the LK+ and LK􀀀 correlations, and the LK0</text:p>
      <text:p text:style-name="P1">17 S systemexhibits features between the two’ -&gt; delete</text:p>
      <text:p text:style-name="P1"/>
      <text:p text:style-name="P1">ll.17-19 It should be mentioned that the negative and positive scattering lengths mean attractive</text:p>
      <text:p text:style-name="P1">or repulsive interaction, respectively, since these signs of the scattering lengths in femtoscopy are</text:p>
      <text:p text:style-name="P1">opposite to those usually used in the scattering theory.</text:p>
      <text:p text:style-name="P1"><text:soft-page-break/></text:p>
      <text:p text:style-name="P7">Introduction</text:p>
      <text:p text:style-name="P7"/>
      <text:p text:style-name="P1">L27 : ‘two(or many)-‘ -&gt; ‘ two (or many)’</text:p>
      <text:p text:style-name="P1"/>
      <text:p text:style-name="P1">L39-40: ‚ In many pair systems, the contribu 39 tions to the correlation function from quantum statistics</text:p>
      <text:p text:style-name="P1">and/or the Coulomb interaction overwhelm that 40 of the strong interaction, making it difficult to</text:p>
      <text:p text:style-name="P1">extract scattering information.’ -&gt; delete</text:p>
      <text:p text:style-name="P1"/>
      <text:p text:style-name="P1">ll.43-50 Please, add a reference to theoretical papers where lambda-kaon (or similar systems)</text:p>
      <text:p text:style-name="P1">were discussed. I think the introduction devoted to kaon-lambda correlations is still too poor.</text:p>
      <text:p text:style-name="P1">There is no physics discussion about the difference of correlations in three systems (LK+, LK-,</text:p>
      <text:p text:style-name="P1">LK0s). Even in the abstract, it is written more about that.</text:p>
      <text:p text:style-name="P1"/>
      <text:p text:style-name="P1">L49-50: references missing</text:p>
      <text:p text:style-name="P1"/>
      <text:p text:style-name="P7">Section 2</text:p>
      <text:p text:style-name="P1"/>
      <text:p text:style-name="P1">lines 90 and 92: N sigma - N is italic, but in line 101 and in whole Table 1 is not.</text:p>
      <text:p text:style-name="P1"/>
      <text:p text:style-name="P3">line 95: Table 1 -&gt; Table~1 (in latex mode)</text:p>
      <text:p text:style-name="P3"/>
      <text:p text:style-name="P3">page 4, Table 1: line with p &lt; 0.65 GeV/c is somewhat in the middle of two lines - maybe it</text:p>
      <text:p text:style-name="P1">should belong to line with TOF and TPC available? i.e. the bottom part of the table could be</text:p>
      <text:p text:style-name="P1">more readable.</text:p>
      <text:p text:style-name="P1"/>
      <text:p text:style-name="P1">L105: mention [arXiv:1709.01731]</text:p>
      <text:p text:style-name="P1"/>
      <text:p text:style-name="P1">L 109- 113: ‘L(L ̄ ) and K0S particles are electrically neutral, and cannot be directly detected, but</text:p>
      <text:p text:style-name="P1">must instead be reconstructed through detection of their decay products, or daughters. In general,</text:p>
      <text:p text:style-name="P1">particles which are topologically reconstructed in this fashion are called V0 particles. The decay</text:p>
      <text:p text:style-name="P1">channel L ! pp 􀀀 was used for the identification of L hyperons (and, similarly the charge-conjugate</text:p>
      <text:p text:style-name="P1">decay for the L ̄ identification), and K0S ! p + p 􀀀 for the identification of K0S mesons.’</text:p>
      <text:p text:style-name="P1"/>
      <text:p text:style-name="P1">Replace with</text:p>
      <text:p text:style-name="P1"/>
      <text:p text:style-name="P1">‘L(L ̄ ) and K0S particles are reconstructed through their weak decays: L-&gt;ppi ( AntiLambda –&gt;)</text:p>
      <text:p text:style-name="P1">and Kos-&gt; pipi. The obtained candidates are denominated as V0 particles.’</text:p>
      <text:p text:style-name="P1"/>
      <text:p text:style-name="P1">L115: ‘ To construct a V 0 particle, the charged daughter tracks must first be found’</text:p>
      <text:p text:style-name="P1">➔ delete</text:p>
      <text:p text:style-name="P1"/>
      <text:p text:style-name="P1">l140-141 ‚ candidates, the candidate with the smallest DCA to</text:p>
      <text:p text:style-name="P1">the primary vertex is kept, while the others are removed. ‘</text:p>
      <text:p text:style-name="P1">➔ change into</text:p>
      <text:p text:style-name="P1">‚ candidates, only the candidate with the smallest DCA to 141 the primary vertex is kept’</text:p>
      <text:p text:style-name="P1"/>
      <text:p text:style-name="P1">l145: normally the resolution can be expressed as the difference of the measured mass with the</text:p>
      <text:p text:style-name="P1"><text:soft-page-break/>nominal PDG value and the sigma of the Gaussian fit can be quoted as the resolution.</text:p>
      <text:p text:style-name="P1"/>
      <text:p text:style-name="P1">page 6, Table 2: 3.8 MeV -&gt; 3.8 MeV/c^2; DCA among daughters should be in standard</text:p>
      <text:p text:style-name="P1">deviations, check for example table 1 in https://alice-publications.web.cern.ch/node/4103 or</text:p>
      <text:p text:style-name="P1">https://arxiv.org/pdf/1512.07227.pdf or https://arxiv.org/pdf/1204.0282.pdf or table 2 in</text:p>
      <text:p text:style-name="P1"><text:a xlink:type="simple" xlink:href="https://arxiv.org/pdf/1307.6796.pdf" text:style-name="Internet_20_link" text:visited-style-name="Visited_20_Internet_20_Link">https://arxiv.org/pdf/1307.6796.pdf</text:a></text:p>
      <text:p text:style-name="P1"/>
      <text:p text:style-name="P1">page 6, Table 3: 13.677 MeV -&gt; 13.677 MeV/c^2 ; 2.0323 MeV -&gt; 2.0323 MeV/c^2; DCA</text:p>
      <text:p text:style-name="P1">among pi pi daughters in sigma</text:p>
      <text:p text:style-name="P1"/>
      <text:p text:style-name="P1">for all three tables: this is really very negligible detail, it is just a matter of taste - e.g. p &lt; 0.5 and</text:p>
      <text:p text:style-name="P1">p &gt; 0.5 - you can add = to one of &lt; or &gt; (just to include also very improbable possibility in</text:p>
      <text:p text:style-name="P1">computing that something can be exactly 0.5.. :-) )</text:p>
      <text:p text:style-name="P1"/>
      <text:p text:style-name="P1">page 7, fig. 1: some people still use B/W printer for reading articles, I would suggest to keep line</text:p>
      <text:p text:style-name="P1">colours, but to change line styles (dashed, dotted, ...) to have it distinguishible on B/W paper.</text:p>
      <text:p text:style-name="P1">Same can be applied for figures 4-6, if you do not want to change them, just put "(colour</text:p>
      <text:p text:style-name="P1">online)" into figures caption.</text:p>
      <text:p text:style-name="P1"/>
      <text:p text:style-name="P7">Section 3</text:p>
      <text:p text:style-name="P7"/>
      <text:p text:style-name="P1">L174-176 : ‚ Equation 2 reveals the limitations of femtoscopy; at best, it can probe the</text:p>
      <text:p text:style-name="P1">distribution of relative positions of particles with identical velocities and total momentum P as they</text:p>
      <text:p text:style-name="P1">move in an asymptotic state [1]. Therefore, the entire size of the source is not measured, but rather the “regions of homogeneity” [14].’ -&gt; delete</text:p>
      <text:p text:style-name="P1"/>
      <text:p text:style-name="P1">l183: Nmix not defined before</text:p>
      <text:p text:style-name="P1"/>
      <text:p text:style-name="P1">l.188 There are three different centrality ranges (0-10, 10-30, 30-50%) used to construct the</text:p>
      <text:p text:style-name="P1">numerator of the correlation function. Why do you use the same centrality range (5%) for mixed</text:p>
      <text:p text:style-name="P1">events to construct the denominator of the correlation function in all three centrality bins?</text:p>
      <text:p text:style-name="P1"/>
      <text:p text:style-name="P1">line 192-193: I do not understand "instead of the center of the TPC" - I assume after the</text:p>
      <text:p text:style-name="P1">correction particles from both mixed events share same primary vertex..?</text:p>
      <text:p text:style-name="P1"/>
      <text:p text:style-name="P1">l190-194: ‚ After the event binning, a vertex correction is applied to each event,</text:p>
      <text:p text:style-name="P1">in which the primary vertex position is subtracted from the TPC track positions for each particle in</text:p>
      <text:p text:style-name="P1">the event. Subsequently, the tracks in an event are all measured relative to the event vertex, instead</text:p>
      <text:p text:style-name="P1">of the center of the TPC. This effectively gives each event the same primary vertex position, which</text:p>
      <text:p text:style-name="P1">is important for the implementation of the average separation cut in mixed-event pairs.’ -&gt; delete</text:p>
      <text:p text:style-name="P1"/>
      <text:p text:style-name="P1">l 197: ‘should be the same’ -&gt; is comparable</text:p>
      <text:p text:style-name="P1"/>
      <text:p text:style-name="P1">l204-209: Is it necessary to show the wave function and effective range approximation for f?</text:p>
      <text:p text:style-name="P1">Can’t you summarize in 2 lines the approximations made to obtain formula 6 and also omit formula</text:p>
      <text:p text:style-name="P1">7?All of this is rather standard in femtoscopy and this paper is already long enough.</text:p>
      <text:p text:style-name="P1"/>
      <text:p text:style-name="P1">L220: , obtaining a pure sample of primary LK pairs is impossible to achieve;’ -&gt; delete</text:p>
      <text:p text:style-name="P1"/>
      <text:p text:style-name="P1"><text:soft-page-break/>l.226 Here feed-down channels are chosen without any explanations. Previously there were two</text:p>
      <text:p text:style-name="P1">options accounting for residual correlations. Please, give an explanation here.</text:p>
      <text:p text:style-name="P1"/>
      <text:p text:style-name="P1">L 227-228: you mention here K* and Sigma* within the other feed-down sources but both are</text:p>
      <text:p text:style-name="P1">considered to be source of primaries later on.</text:p>
      <text:p text:style-name="P1">This is not consisntent. Differentiate between weak decays and strong decays mentioning that the</text:p>
      <text:p text:style-name="P1">latter still contribute to the primary correlation function and eventually only distort the source.</text:p>
      <text:p text:style-name="P1"/>
      <text:p text:style-name="P1">L249: as mentioned already here the Lambda parameters are addressed differentely thant before (</text:p>
      <text:p text:style-name="P1">lambda and LambdaAB instead of lambdaij). This is not consistent and a bit confusing.</text:p>
      <text:p text:style-name="P1">Please make it homogenous.</text:p>
      <text:p text:style-name="P1"/>
      <text:p text:style-name="P1">Eq. 11 is redundant. The text explains it already.</text:p>
      <text:p text:style-name="P1"/>
      <text:p text:style-name="P1">l.258 It should be mentioned here what are the contributions from the efficiency of</text:p>
      <text:p text:style-name="P1">reconstruction and from the yield of particles? How are they related to each other?</text:p>
      <text:p text:style-name="P1"/>
      <text:p text:style-name="P1">l.261. Why cτ &lt; 10 fm ? We know from previous version of the draft and from the Note that it</text:p>
      <text:p text:style-name="P1">is important for the extracted parameters.</text:p>
      <text:p text:style-name="P1"/>
      <text:p text:style-name="P1">L259-262: move this remark abvoe in the text, at line 226 where you discuss what is a primary and</text:p>
      <text:p text:style-name="P3">what is a secondary</text:p>
      <text:p text:style-name="P3"/>
      <text:p text:style-name="P3">l.263-269 The discussion of the pair purity is not clear. Why the purity of a pair of particles is</text:p>
      <text:p text:style-name="P1">discussed under the assumption of the ideal identification of cones. In reality, the purity values</text:p>
      <text:p text:style-name="P1">for lambdas and kaons are on the same level.</text:p>
      <text:p text:style-name="P1"/>
      <text:p text:style-name="P1">L272-273: ‘However, little is know about the interaction between the particles in</text:p>
      <text:p text:style-name="P1">273 the residual pairs of this study, and assumptions must be made. For this analysis’</text:p>
      <text:p text:style-name="P1">replace with :</text:p>
      <text:p text:style-name="P1">‘Since the interaction between these particle is not known ‘</text:p>
      <text:p text:style-name="P1"/>
      <text:p text:style-name="P1">l278-281: ‘For residual pairs affected by both the strong and Coulomb interactions, things are a bit</text:p>
      <text:p text:style-name="P1">more complicated. This is due to the fact that, for the case of both strong and Coulomb interaction,</text:p>
      <text:p text:style-name="P1">there no longer exists a nice analytical form with which to fit. Generating a correlation function</text:p>
      <text:p text:style-name="P1">including both is also time consuming, as described further in Appendix B.’</text:p>
      <text:p text:style-name="P1">➔ delete</text:p>
      <text:p text:style-name="P1"/>
      <text:p text:style-name="P1">l282: ‘ in this case, there is no need to make any assumptions about scattering</text:p>
      <text:p text:style-name="P1">parameters or source sizes’ -&gt; delete</text:p>
      <text:p text:style-name="P1"/>
      <text:p text:style-name="P1">l 283: Consist -&gt; Consistent</text:p>
      <text:p text:style-name="P1"/>
      <text:p text:style-name="P1">l287-288: ‘the strong interaction is necessary for the fine details. As these correlations are run through</text:p>
      <text:p text:style-name="P1">a transform matrix, which largely flattens out and fine details, a Coulomb-only description should</text:p>
      <text:p text:style-name="P1">be sufficient.’ -&gt; delete</text:p>
      <text:p text:style-name="P1"/>
      <text:p text:style-name="P1">l293 ‘Smearing of the momentum typically will result in a suppression and broadening of the signal.’</text:p>
      <text:p text:style-name="P1">-&gt; delete</text:p>
      <text:p text:style-name="P1"><text:soft-page-break/></text:p>
      <text:p text:style-name="P1">l.304: this is a bit misleading since the background is for us most important at small k* and not at</text:p>
      <text:p text:style-name="P1">large k*, please reformulate.</text:p>
      <text:p text:style-name="P1"/>
      <text:p text:style-name="P1">L306: ‘not due to any interesting physics’ -&gt; delete</text:p>
      <text:p text:style-name="P1"/>
      <text:p text:style-name="P1">307-317: this is too long and with many repetitions. Shorten it.</text:p>
      <text:p text:style-name="P1"/>
      <text:p text:style-name="P1">L318: The THERMINATOR…</text:p>
      <text:p text:style-name="P1"/>
      <text:p text:style-name="P1">l.318 It should be mentioned here (or somewhere else) that the Therminator simulation does not</text:p>
      <text:p text:style-name="P1">include femtoscopic effects.</text:p>
      <text:p text:style-name="P1"/>
      <text:p text:style-name="P1">l.321 Therminator is in green color. I suggest changing the scale for Fig.2. Now the Y axis scale</text:p>
      <text:p text:style-name="P1">is the same for all three centralities. However, the effect of baseline is different for each</text:p>
      <text:p text:style-name="P1">centrality bin. The scale is reasonable for 30-50% centrality and the scale is too small for 10-30</text:p>
      <text:p text:style-name="P1">and 0-10%. In addition, there is a problem with the normalization, e.g., K0sL in 30-50%</text:p>
      <text:p text:style-name="P1">centrality.</text:p>
      <text:p text:style-name="P1"/>
      <text:p text:style-name="P1">L320-321 ‘After issuing each simulated event a random Y EP , THERMINATOR 2 did an exceptional</text:p>
      <text:p text:style-name="P1">job of describing the LK data. Furthermore, the simulation showed the non-femtoscopic background</text:p>
      <text:p text:style-name="P1">affects the correlation function as a separable scale factor.’ -&gt; delete</text:p>
      <text:p text:style-name="P3"/>
      <text:p text:style-name="P3">l323: simulations are in green not in gold. Revise also the caption of Fig. 2 accordingly.</text:p>
      <text:p text:style-name="P3"/>
      <text:p text:style-name="P1">L329-330 ‘At the time of the fit, the polynomial used to correct each correlation function could only</text:p>
      <text:p text:style-name="P1">be adjust by a simple scale factor to best match the data.’</text:p>
      <text:p text:style-name="P1"/>
      <text:p text:style-name="P1">What does this sentence mean exactly? Why at the time of the fit?</text:p>
      <text:p text:style-name="P1"/>
      <text:p text:style-name="P1">L332: since you still use the linear form for the LK0s background you should show it in Fig 2.</text:p>
      <text:p text:style-name="P1"/>
      <text:p text:style-name="P1">Is eq. 13 necessary? Would the reference not be enough?</text:p>
      <text:p text:style-name="P1"/>
      <text:p text:style-name="P1">l.335-341. Again, I do not agree that you keep this method (rotation) in the paper. Initially, this</text:p>
      <text:p text:style-name="P1">method was proposed for one-event two-pion femtoscopy where there was no alternative</text:p>
      <text:p text:style-name="P1">(pi+pi- CFs are strongly distorted by resonances, the contribution of mini-jets and so on).</text:p>
      <text:p text:style-name="P1"/>
      <text:p text:style-name="P1">L363: ‘the raw data is never touched’ -&gt; delete</text:p>
      <text:p text:style-name="P1"/>
      <text:p text:style-name="P1">L 380 381: ‘In order to understand the systematic uncertainties of the data, the analysis code was run</text:p>
      <text:p text:style-name="P1">many times using slightly different values for a number of important cuts, and the results were</text:p>
      <text:p text:style-name="P1">compared.’ -&gt; delete</text:p>
      <text:p text:style-name="P1"/>
      <text:p text:style-name="P1">In the discussion of the systematic errors also a variation of the limits of ctau for the primary ( default</text:p>
      <text:p text:style-name="P1">10 fm) should be included.</text:p>
      <text:p text:style-name="P1"/>
      <text:p text:style-name="P1">page 13, fig. 2: gold -&gt; green</text:p>
      <text:p text:style-name="P1"/>
      <text:p text:style-name="P1"><text:soft-page-break/>page 15: Table 5: 3, 4, 5 mm -&gt; 0.3, 0.4, 0.5 sigma (or standar deviations)</text:p>
      <text:p text:style-name="P1">page 15: Table 6: 3, 4, 5 mm -&gt; 0.3, 0.4, 0.5 sigma; Max. DCA of K+- - in cm</text:p>
      <text:p text:style-name="P1"/>
      <text:p text:style-name="P1">l.364-378 I would add the final formula for the fit function.</text:p>
      <text:p text:style-name="P1"/>
      <text:p text:style-name="P7">Section 4</text:p>
      <text:p text:style-name="P7"/>
      <text:p text:style-name="P1">L 399: as mentioned before: why dont you fit the sum of LK+ and AntiLK- and so on? The</text:p>
      <text:p text:style-name="P1">strong interaction is the same and also the background looks the same.</text:p>
      <text:p text:style-name="P1">This would reduce your very large statistical errors.</text:p>
      <text:p text:style-name="P1">I would also show only the fit of the sum in the paper.</text:p>
      <text:p text:style-name="P1"/>
      <text:p text:style-name="P1">Fig 6: why are the d0 errors for LK- so much larger now than in the previous version oft he</text:p>
      <text:p text:style-name="P1">paper?</text:p>
      <text:p text:style-name="P1"/>
      <text:p text:style-name="P1">l.404-406 This piece is a repetition of what was said above.</text:p>
      <text:p text:style-name="P1"/>
      <text:p text:style-name="P1">l.409 It would better to use the same functional form of the baseline (linear fit to the data) for all</text:p>
      <text:p text:style-name="P1">systems and to use THEMINATOR to estimate systematics.</text:p>
      <text:p text:style-name="P1"/>
      <text:p text:style-name="P1">l.401-404 The scattering parameters are the same for conjugate pairs. What is the reason for</text:p>
      <text:p text:style-name="P1">separated fits of conjugate pairs? I suggest combining such pairs.</text:p>
      <text:p text:style-name="P1"/>
      <text:p text:style-name="P1">l.411 There are no printed values in Figs.3-5. In addition, I did not find the information about</text:p>
      <text:p text:style-name="P3">chi^2/ndf.</text:p>
      <text:p text:style-name="P3"/>
      <text:p text:style-name="P3">l.416 Does theory predict no difference between three pairs? Please, add some explanation about</text:p>
      <text:p text:style-name="P1">it.</text:p>
      <text:p text:style-name="P1"/>
      <text:p text:style-name="P1">L421 :’ Each of the three systems has scattering parameters unique from</text:p>
      <text:p text:style-name="P1">the others.’ -&gt; delete</text:p>
      <text:p text:style-name="P1"/>
      <text:p text:style-name="P1">about the radius and lambda parameters for the 0-10% centrality:</text:p>
      <text:p text:style-name="P1">you write in your comments to the IRC:</text:p>
      <text:p text:style-name="P1">‘Most notably, for the 0-10% centrality bin, the lambda_{Fit} value is 1.40 (instead of 1.1)</text:p>
      <text:p text:style-name="P1">and the radius is 6.24 fm (instead of 5.81 fm).’</text:p>
      <text:p text:style-name="P1">This effect shows to my opinion that it does not make any sense to leave lambda_fit free. The</text:p>
      <text:p text:style-name="P1">effect obtained on the different radius is artificial and too large radii are obtained. So please</text:p>
      <text:p text:style-name="P1">really consider at least imposing some constraints of the values of lambda_fit, since 1.4</text:p>
      <text:p text:style-name="P1">seems rather unrealistic.</text:p>
      <text:p text:style-name="P1"/>
      <text:p text:style-name="P1">l.424 Past studies of kaon-proton... Please, add a reference to the Kp study.</text:p>
      <text:p text:style-name="P1"/>
      <text:p text:style-name="P1">l.413-429 do not contain any discussion about effective radii values. Please, add some text.</text:p>
      <text:p text:style-name="P1"/>
      <text:p text:style-name="P1">lines 425-429: the K^+ - p combination is repulsive (according to not cited past studies). While</text:p>
      <text:p text:style-name="P1">we can interpret attraction in LambdaK^- as similar to attraction in pK^- (due to similar quark</text:p>
      <text:p text:style-name="P1">composition), we need strange quarks in order to explain the repulsiveness between Lambda and</text:p>
      <text:p text:style-name="P1">K^+. Can we also somehow explain the repulsiveness in LambdaK^+ according to</text:p>
      <text:p text:style-name="P1"><text:soft-page-break/>repulsiveness in pK^+? I apologize, if it is trivial (I can imagine Coulomb repulsion for pK^+</text:p>
      <text:p text:style-name="P1">but I guess this was also subtracted?).</text:p>
      <text:p text:style-name="P1"/>
      <text:p text:style-name="P1">lines 436-438: the LCMS and PRF are not defined (they were in intro in previous draft)</text:p>
      <text:p text:style-name="P1"/>
      <text:p text:style-name="P1">L450 452: ‘ In general, each single-particle source will have its own size, shape, and space-time position within the produced medium, which is unique from its paired partner.’ -&gt; delete</text:p>
      <text:p text:style-name="P1"/>
      <text:p text:style-name="P1">line 454: also also -&gt; also</text:p>
      <text:p text:style-name="P1"/>
      <text:p text:style-name="P1">page 19: fig. 6: for draft printed on B/W printer, the markers are hardly distinguishable - change</text:p>
      <text:p text:style-name="P1">the marker styles.</text:p>
      <text:p text:style-name="P1"/>
      <text:p text:style-name="P1">l460: can you add a reference here?</text:p>
      <text:p text:style-name="P1"/>
      <text:p text:style-name="P1">l.470-471 Is it possible to estimate the difference of the emission time of K and Lambda from</text:p>
      <text:p text:style-name="P1">C11 (Fig.8)?</text:p>
      <text:p text:style-name="P1"/>
      <text:p text:style-name="P1">l.477-484. It seems that the mT-scaling violation is the most significant for 0-10% centrality.</text:p>
      <text:p text:style-name="P1">There is no discussion about it. Please, add some sentences.line 506: Lednicky -&gt; Lednický; Lyuboshits -&gt; Lyuboshitz (according to original preprint from</text:p>
      <text:p text:style-name="P1">inspirehep)</text:p>
      <text:p text:style-name="P1"/>
      <text:p text:style-name="P1">line 558: Lednicky -&gt; Lednický</text:p>
      <text:p text:style-name="P1"/>
      <text:p text:style-name="P1">line 574: LambdaK+- correlations -&gt; LambdaK+ (i.e. no K-, or write conjugate as well)</text:p>
      <text:p text:style-name="P1"/>
      <text:p text:style-name="P7">Summary</text:p>
      <text:p text:style-name="P7"/>
      <text:p text:style-name="P1">The obtained values of the scattering length and effective radii should be mentioned in the text</text:p>
      <text:p text:style-name="P1">of Summary.</text:p>
      <text:p text:style-name="P1"/>
      <text:p text:style-name="P7">Section 5</text:p>
      <text:p text:style-name="P7"/>
      <text:p text:style-name="P7">Appendix</text:p>
      <text:p text:style-name="P1"/>
      <text:p text:style-name="P1">Relative Emission Shifts with THERMINATOR 2.</text:p>
      <text:p text:style-name="P1"/>
      <text:p text:style-name="P1">It would be reasonable to add C11 functions for different source shifts in the outward direction</text:p>
      <text:p text:style-name="P1">and compare these functions with the results shown in Fig.8.</text:p>
      <text:p text:style-name="P1"/>
      <text:p text:style-name="P1">Figs. with data: It is necessary to add “ALICE” and/or collision system/energy somewhere on</text:p>
      <text:p text:style-name="P1">the pads.</text:p>
      <text:p text:style-name="P1"/>
      <text:p text:style-name="P1">Figs. 3-5 “Preliminary” should be removed</text:p>
      <text:p text:style-name="P1"/>
      <text:p text:style-name="P1">L575: Looking at the analysis note I have the impression that the statistics is a problem. But</text:p>
      <text:p text:style-name="P1">other than that I dont see what you write that the Stavinskiy method does not work for LK0s.</text:p>
      <text:p text:style-name="P1">Why dont you look at the some of part-part and antipart-antipart?</text:p>
      <text:p text:style-name="P1"><text:soft-page-break/></text:p>
      <text:p text:style-name="P1">In the Appendix l.573-575:</text:p>
      <text:p text:style-name="P1">“The results of correctly implementing such a procedure are shown in Figure A.1. The figure</text:p>
      <text:p text:style-name="P1">shows that the Stavinskiy method does a very good job of ridding the ΛK ± correlations of their</text:p>
      <text:p text:style-name="P1">non-femtoscopic backgrounds.”</text:p>
      <text:p text:style-name="P1">I think we will not see “a very good job” if we compare Fig.2 and Fig. A.1 with the same scale</text:p>
      <text:p text:style-name="P1">on Y-axis (CF in the range of 0.96-1.05). If the authors insist on the presence of this method in</text:p>
      <text:p text:style-name="P1">the paper, then it is necessary to make a correct comparison of the data and baseline. In Fig. A.1,</text:p>
      <text:p text:style-name="P1">you need to add a baseline from the Therminator and make the scale convenient for comparison.</text:p>
      <text:p text:style-name="P1">In my opinion, it will become clear that the rotation method describes the baseline much worse.</text:p>
      <text:p text:style-name="P1">In addition, it is not suitable neither for LK+- nor for LK0s. This method cannot be used to</text:p>
      <text:p text:style-name="P1">estimate systematic uncertainties as it was done in first ALICE publications on pion correlations</text:p>
      <text:p text:style-name="P1">(https://arxiv.org/pdf/1012.4035.pdf</text:p>
      <text:p text:style-name="P1">https://journals.aps.org/prd/pdf/10.1103/PhysRevD.82.052001 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0:45:08.516075700</meta:creation-date>
    <meta:generator>LibreOffice/5.1.6.2$Linux_X86_64 LibreOffice_project/10m0$Build-2</meta:generator>
    <dc:date>2019-04-09T11:29:14.599753160</dc:date>
    <meta:editing-duration>PT33M54S</meta:editing-duration>
    <meta:editing-cycles>9</meta:editing-cycles>
    <meta:document-statistic meta:table-count="0" meta:image-count="0" meta:object-count="0" meta:page-count="9" meta:paragraph-count="272" meta:word-count="3573" meta:character-count="20800" meta:non-whitespace-character-count="17486"/>
  </office:meta>
</office:document-meta>
</file>